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2057f" officeooo:paragraph-rsid="0002057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2057f" officeooo:paragraph-rsid="0002057f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mairie </text:p>
      <text:p text:style-name="P1"/>
      <text:p text:style-name="P2"><text:tab/>La mairie de Paris est une administration où siège les élus municipaux et départementaux de Paris.</text:p>
      <text:p text:style-name="P2"/>
      <text:p text:style-name="P2"><text:tab/>La mairie de Paris est un acteur fondamental pour faire appliquer des arrêtés sur la vignette Crit’air. En effet, elle a récemment appliqué un arrêté instaurant une zone à circulation restreinte dans Paris.</text:p>
      <text:p text:style-name="P2"/>
      <text:p text:style-name="P2">« Une zone à circulation restreinte est créée pour une durée de 5 ans sur l’ensemble des voies de la</text:p>
      <text:p text:style-name="P2">commune de Paris, à l’exception de celles listées en annexe au présent arrêté. »</text:p>
      <text:p text:style-name="P2"/>
      <text:p text:style-name="P2">Lien :https://api-site.paris.fr/images/8762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6:57:03.378352225</meta:creation-date>
    <dc:date>2017-05-24T17:02:37.591593453</dc:date>
    <meta:editing-duration>PT5M34S</meta:editing-duration>
    <meta:editing-cycles>1</meta:editing-cycles>
    <meta:document-statistic meta:table-count="0" meta:image-count="0" meta:object-count="0" meta:page-count="1" meta:paragraph-count="6" meta:word-count="87" meta:character-count="540" meta:non-whitespace-character-count="456"/>
    <meta:generator>LibreOffice/5.1.6.2$Linux_X86_64 LibreOffice_project/10m0$Build-2</meta:generator>
  </office:meta>
</office:document-meta>
</file>